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tandardnípísmoodstavce" style:family="text">
      <style:text-properties style:font-name-complex="Arial" style:font-size-complex="12pt"/>
    </style:style>
    <style:style style:name="T20" style:parent-style-name="Standardnípísmoodstavce" style:family="text">
      <style:text-properties style:font-name-complex="Arial" fo:font-style="italic" style:font-style-asian="italic" style:font-size-complex="12pt"/>
    </style:style>
    <style:style style:name="T21" style:parent-style-name="Standardnípísmoodstavce" style:family="text">
      <style:text-properties style:font-name-complex="Arial" style:font-size-complex="12pt"/>
    </style:style>
    <style:style style:name="T22" style:parent-style-name="Standardnípísmoodstavce" style:family="text">
      <style:text-properties style:font-name-complex="Arial" style:font-size-complex="12pt"/>
    </style:style>
    <style:style style:name="T23" style:parent-style-name="Hypertextovýodkaz" style:family="text">
      <style:text-properties style:font-name-complex="Arial" style:font-size-complex="12pt"/>
    </style:style>
    <style:style style:name="T24" style:parent-style-name="Standardnípísmoodstavce" style:family="text">
      <style:text-properties style:font-name-complex="Arial" style:font-size-complex="12pt"/>
    </style:style>
    <style:style style:name="P25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8/2022<text:bookmark-end text:name="Text14"/></text:p>
            <text:p text:style-name="Normální">KVOP-34326/2022<text:bookmark-end text:name="Text2"/></text:p>
            <text:p text:style-name="Normální"><text:bookmark-start text:name="Text6"/>09. 06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H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/>
      <text:p text:style-name="Základnítext">Vážený pane H.,</text:p>
      <text:p text:style-name="Základnítext">dne 1. června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Všechna stanoviska Ministerstva školství, mládeže a tělovýchovy související s věcí medializovanou dne 27. května 2021<text:span text:style-name="Značkapozn.podčarou"><text:note text:note-class="footnote" text:id="_ftn0"><text:note-citation>1</text:note-citation><text:note-body><text:p text:style-name="Textpozn.podčarou"><text:s/>Obce musí zajistit školky pro své děti<text:span text:style-name="T19">.</text:span><text:span text:style-name="T20"><text:s/>Veřejný ochránce práv – ombudsman  [on-line].</text:span><text:span text:style-name="T21"><text:s/></text:span><text:span text:style-name="T22">Brno: © Kancelář veřejného ochránce práv [cit. <text:s/>2022-06-08]. Dostupné z:<text:s/></text:span><text:a xlink:href="https://www.ochrance.cz/aktualne/obce_musi_zajistit_skolky_pro_sve_deti/" office:target-frame-name="_top" xlink:show="replace"><text:span text:style-name="T23">https://www.ochrance.cz/aktualne/obce_musi_zajistit_skolky_pro_sve_deti/</text:span></text:a><text:span text:style-name="T24"><text:s/></text:span></text:p></text:note-body></text:note></text:span>.<text:s/></text:p>
        </text:list-item>
        <text:list-item>
          <text:p text:style-name="P25">Veškerá stanoviska či jiné dokumenty obsahující právní názor či analýzu daného případu, které vytvořila kancelář veřejného ochránce práv.</text:p>
        </text:list-item>
        <text:list-item>
          <text:p text:style-name="P26">Opatření obecné povahy, kterým krajský úřad stanovil školský obvod pro danou obec bez vlastní zřizované školky.</text:p>
        </text:list-item>
      </text:list>
      <text:p text:style-name="Základnítext">K Vaší žádosti<text:s/><text:span text:style-name="Silné">poskytuj</text:span><text:span text:style-name="Silné">i následující informace</text:span>:</text:p>
      <text:p text:style-name="Základnítext">K bodu č. 1</text:p>
      <text:p text:style-name="Základnítext">Veřejný ochránce práv pracoval s dopisy Ministerstva školství, mládeže a tělovýchovy ze dne 17. prosince 2020, č. j. MSMT-43678/2020-4 a ze dne 10. března 2021, č. j. MSMT-2381/2021-5, adresovanými vedoucímu odboru školství Krajského úřadu Jihomoravského kraje. Dopisy přikládám.</text:p>
      <text:p text:style-name="Základnítext">K bodu č. 2</text:p>
      <text:p text:style-name="Základnítext"><text:span text:style-name="Silné">Veřejný ochránce práv vydal zprávu o šetření dne 4. května 2021, sp. zn. 513/2021/VOP. Zpráva je dostupná v evidenci stanovisek ochránce pod tímto odkazem:<text:s/></text:span><text:a xlink:href="https://eso.ochrance.cz/Nalezene/Edit/9420" office:target-frame-name="_top" xlink:show="replace"><text:span text:style-name="Hypertextovýodkaz">https://eso.ochrance.cz/Nalezene/Edit/9420</text:span></text:a><text:span text:style-name="Silné">. <text:s/></text:span></text:p>
      <text:soft-page-break/>
      <text:p text:style-name="Základnítext"><text:span text:style-name="Silné">K bodu č. 3</text:span></text:p>
      <text:p text:style-name="Základnítext">Opatření obecné povahy – Stanovení školského obvodu pro obec Habrůvka – bylo zveřejněno na Úřední desce Jihomoravského kraje a je dostupné z:<text:s/><text:a xlink:href="https://eud.jmk.cz/Gordic/Ginis/App/UDE01/Detail.aspx?id=KUJM0B3RLPGY&amp;por=0" office:target-frame-name="_top" xlink:show="replace"><text:span text:style-name="Hypertextovýodkaz">https://eud.jmk.cz/Gordic/Ginis/App/UDE01/Detail.aspx?id=KUJM0B3RLPGY&amp;por=0</text:span></text:a>.<text:s/></text:p>
      <text:p text:style-name="podpis"/>
      <text:p text:style-name="podpis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27">2 Přílohy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MKAJ*</text:span></text:p>
        <text:p text:style-name="P12"><text:span text:style-name="T13">KVOPX00CMKAJ</text:span>KVOPX00CMKA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1T11:12:00Z</meta:creation-date>
    <dc:date>2022-08-01T11:12:00Z</dc:date>
    <meta:print-date>2016-06-27T07:08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69" meta:character-count="1859" meta:row-count="13" meta:non-whitespace-character-count="1593"/>
  </office:meta>
</office:document-meta>
</file>